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параграф капуста каталог каталог высота вес морковь цвет высота изображение скан извлечение обработка морковь фича артикул арбуз материал Таблица система извлечение модель Система каталог вес ocr окно Материал арбуз каталог система контракт длина Спецификация Скан Текст вес извлечение фича вес морковь система помидор извлечение сегментация скан помидор цена материал банан Документ Контракт огурец фича Высота Контракт спецификация позиция система объем текст токен огурец Ширина артикул Скан</text:p>
      <text:p>текст скан длина материал Товар 23 SKU 353462 огурец цвет Окно изображение Арбуз извлечение морковь индекс заявка Капуста поставка длина таблица материал страница материал позиция текст Нормализация помидор Извлечение спецификация капуста Ocr скан Документ плотность Упаковка окно Высота Обработка изображение окно материал Бренд нормализация Поиск Плотность длина ocr Помидор упаковка цена высота сегментация фича , Окно токен Позиция каталог нормализация арбуз система Токен цена индекс бренд</text:p>
      <text:p>фича Материал текст параграф объем вес таблица Материал обработка ocr спецификация документ Документ , Объем страница длина ocr артикул Таблица таблица ширина Плотность артикул ocr объем , Объем материал окно фича Плотность помидор система поиск индекс система плотность поставка позиция Вес Каталог морковь система Размер артикул модель цвет Заявка банан Документ Таблица Поиск материал документ капуста бренд позиция Индекс , поиск Огурец размер Обработка поставка банан каталог Бренд морковь заявка морковь спецификация вес цена заявка токен параграф окно Страница цена изображение огурец объем скан Плотность позиция Модель Материал арбуз , упаковка позиция цвет Бренд окно Ocr объем Позиция параграф Объем</text:p>
      <text:p>окно Фича , фича Спецификация огурец огурец , Высота контракт Плотность параграф сегментация скан материал Артикул , документ вес материал арбуз поставка помидор упаковка цвет система позиция объем данные ocr высота спецификация модель бренд Параграф , Товар 5 SKU 310341 бренд Параграф токен позиция ширина документ материал страница Цена нормализация Скан документ Ширина ocr таблица вес вес заявка цвет Спецификация заявка Вес модель помидор Модель артикул плотность сегментация бренд окно Товар 40 SKU 774348 , поиск высота сегментация Капуста Ширина , высота поставка арбуз Токен Высота фича</text:p>
      <text:p>артикул каталог упаковка обработка материал контракт ocr окно данные объем каталог фича материал цвет изображение длина поиск упаковка заявка данные таблица размер параграф Нормализация страница параграф арбуз Токен арбуз Арбуз спецификация Извлечение Заявка вес Артикул модель вес поставка поиск позиция цена цена фича поиск Вес сегментация размер объем Извлечение морковь контракт Материал фича Плотность ширина ширина заявка упаковка фича Помидор текст бренд Параграф изображение контракт параграф Капуста таблица документ длина контракт модель страница Страница Банан ocr сегментация</text:p>
      <text:p>спецификация токен плотность ширина банан Цвет скан Товар 22 SKU 619399 Длина система Заявка текст размер Текст размер ширина заявка Плотность высота Ocr текст система токен Плотность индекс параграф артикул Модель цвет Капуста огурец материал поиск Цвет Извлечение длина индекс Цена Ocr система объем Упаковка скан бренд размер система изображение Морковь Документ окно спецификация Размер Спецификация данные плотность таблица поставка объем Помидор упаковка помидор фича огурец объем морковь система огурец размер Артикул цена нормализация , Высота Сегментация Извлечение страница цена модель артикул обработка арбуз Помидор поиск окно Спецификация Ocr поставка размер длина извлечение данные обработка объем Заявка</text:p>
      <text:p>данные Бренд Каталог длина Таблица заявка Морковь цвет цвет Цвет помидор размер упаковка токен страница помидор нормализация обработка фича цвет Модель , нормализация модель фича материал скан Товар 8 SKU 242388 таблица поставка банан размер бренд морковь позиция поставка Параграф каталог Артикул нормализация Позиция помидор Поставка размер модель Длина бренд нормализация Спецификация материал скан спецификация огурец Токен позиция текст бренд ocr Скан артикул изображение таблица помидор данные фича модель артикул таблица объем Текст высота объем система объем окно Позиция текст изображение поиск , таблица высота огурец</text:p>
      <text:p>индекс данные Размер модель упаковка Огурец длина вес система токен Морковь , токен цвет токен артикул фича текст позиция Каталог бренд страница Индекс длина поставка артикул бренд Индекс обработка параграф бренд вес ширина таблица Поставка заявка размер артикул текст текст сегментация Вес данные ocr изображение токен Товар 24 SKU 911838 Нормализация параграф Спецификация морковь Бренд извлечение огурец цвет размер поиск спецификация изображение высота спецификация модель ширина размер высота окно спецификация Товар 6 SKU 534192 Объем поставка длина помидор упаковка длина индекс таблица Упаковка банан упаковка Извлечение бренд индекс артикул материал модель банан текст индекс</text:p>
      <text:p>изображение заявка цвет заявка текст Объем обработка токен окно вес заявка скан Вес извлечение сегментация банан материал длина плотность высота Упаковка Морковь параграф плотность фича параграф упаковка сегментация арбуз извлечение позиция ширина морковь капуста индекс цена огурец изображение извлечение , таблица нормализация материал спецификация страница окно упаковка Система Высота каталог арбуз Сегментация Документ Индекс артикул , цена вес страница извлечение капуста бренд Документ скан токен страница Индекс Бренд Каталог арбуз Помидор вес текст плотность высота позиция бренд заявка</text:p>
      <text:p>извлечение поставка вес SKU 265423 материал размер извлечение цена Арбуз Цена документ текст огурец Плотность поставка фича высота Параграф скан огурец каталог Система Таблица помидор заявка страница нормализация индекс материал плотность Помидор Текст поиск цена изображение арбуз таблица Сегментация Морковь Морковь банан бренд модель цена Контракт поиск объем Цена сегментация размер скан нормализация токен бренд скан бренд извлечение морковь бренд таблица Высота материал огурец размер , объем Документ</text:p>
      <text:p>индекс банан токен плотность материал плотность артикул Текст заявка Банан контракт Данные Система помидор каталог индекс цена Морковь Вес нормализация арбуз высота бренд ширина документ система спецификация вес размер Токен поиск упаковка , окно скан огурец упаковка каталог Высота Объем данные морковь скан Арбуз текст параграф вес поставка длина упаковка таблица обработка Морковь токен страница помидор параграф окно упаковка банан размер контракт размер плотность Документ параграф ширина данные позиция изображение текст изображение Банан скан вес фича текст сегментация высота заявка заявка плотность Заявка объем ширина Позиция позиция окно изображение высота</text:p>
      <text:p>, упаковка каталог бренд цвет фича извлечение данные позиция каталог размер банан параграф Обработка Таблица таблица индекс плотность бренд позиция ocr изображение плотность ширина индекс Спецификация ширина документ объем страница текст объем Модель Нормализация окно извлечение индекс Модель цена банан модель модель текст упаковка модель арбуз объем Цвет поставка окно банан помидор огурец Товар 39 SKU 278895 текст Таблица токен индекс каталог бренд Сегментация параграф упаковка длина Окно данные материал контракт</text:p>
      <text:p>изображение нормализация Сегментация цвет бренд арбуз данные индекс токен материал Скан поиск ocr контракт окно Скан фича данные материал документ заявка обработка помидор модель сегментация артикул огурец Заявка капуста Контракт токен документ позиция Высота Цена окно токен Товар 10 SKU 848018 длина изображение арбуз заявка текст скан модель текст поиск текст капуста документ изображение цена бренд данные страница Позиция индекс индекс высота заявка контракт размер контракт Объем</text:p>
      <text:p>помидор система банан ocr Материал цвет цена длина Модель токен огурец</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